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padding="0.028in"/>
      <style:text-properties style:font-name="Liberation Sans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9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loext:opacity="100%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59" table:default-cell-style-name="ce6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9-1052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59" table:default-cell-style-name="ce6"/>
        <table:table-row table:style-name="ro1">
          <table:table-cell/>
          <table:table-cell table:style-name="ce9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59" table:default-cell-style-name="ce6"/>
        <table:table-row table:style-name="ro1">
          <table:table-cell/>
          <table:table-cell table:style-name="ce10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1:28:14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0.3.1$Windows_X86_64 LibreOffice_project/d7547858d014d4cf69878db179d326fc3483e082</meta:generator>
    <meta:editing-duration>PT17M37S</meta:editing-duration>
    <meta:editing-cycles>9</meta:editing-cycles>
    <dc:date>2020-11-20T11:26:35.052000000</dc:date>
    <meta:document-statistic meta:table-count="3" meta:cell-count="442" meta:object-count="0"/>
  </office:meta>
</office:document-meta>
</file>